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a61f" officeooo:paragraph-rsid="0007a61f"/>
    </style:style>
    <style:style style:name="P2" style:family="paragraph" style:parent-style-name="Text_20_body">
      <style:text-properties officeooo:rsid="0007a61f" officeooo:paragraph-rsid="0007a61f"/>
    </style:style>
    <style:style style:name="P3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4" style:family="paragraph" style:parent-style-name="Text_20_body" style:list-style-name="L1">
      <style:paragraph-properties fo:padding="0.049cm" fo:border="0.06pt solid #d9d9e3"/>
    </style:style>
    <style:style style:name="T1" style:family="text">
      <style:text-properties officeooo:rsid="000ab44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cuesta al personal que realiza tareas de licencias</text:p>
      <text:p text:style-name="P1"/>
      <text:p text:style-name="P2">¿Cuál es tu rol en el colegio en relación con la gestión de licencias?</text:p>
      <text:list xml:id="list3686696181" text:style-name="L1">
        <text:list-item>
          <text:list>
            <text:list-item>
              <text:p text:style-name="P3">Administrador de licencias</text:p>
            </text:list-item>
            <text:list-item>
              <text:p text:style-name="P3">Encargado de registro y asignación de licencias</text:p>
            </text:list-item>
            <text:list-item>
              <text:p text:style-name="P3">Responsable de renovaciones de licencias</text:p>
            </text:list-item>
            <text:list-item>
              <text:p text:style-name="P3">Otro (especificar):</text:p>
              <text:p text:style-name="P3">……………………………………………………………..</text:p>
              <text:p text:style-name="P3">……………………………………………………………..</text:p>
              <text:p text:style-name="P3"/>
            </text:list-item>
          </text:list>
        </text:list-item>
        <text:list-item>
          <text:p text:style-name="P4">¿Qué desafíos enfrentas actualmente en la gestión de licencias?</text:p>
          <text:list>
            <text:list-item>
              <text:p text:style-name="P3">Dificultades para realizar un seguimiento efectivo de las licencias asignadas</text:p>
            </text:list-item>
            <text:list-item>
              <text:p text:style-name="P3">Renovaciones tardías o falta de control de fechas de vencimiento</text:p>
            </text:list-item>
            <text:list-item>
              <text:p text:style-name="P3">Falta de un sistema automatizado de asignación y seguimiento de licencias</text:p>
            </text:list-item>
            <text:list-item>
              <text:p text:style-name="P3">Dificultades para gestionar el acceso y control de las licencias</text:p>
            </text:list-item>
            <text:list-item>
              <text:p text:style-name="P3">Otros (especificar):</text:p>
              <text:p text:style-name="P3">………………………………………………………………………….</text:p>
              <text:p text:style-name="P3">………………………………………………………………………….</text:p>
            </text:list-item>
          </text:list>
        </text:list-item>
        <text:list-item>
          <text:p text:style-name="P4">¿Qué funcionalidades te gustaría que incluya el nuevo software de licencias?</text:p>
          <text:list>
            <text:list-item>
              <text:p text:style-name="P3">Control de acceso y asignación de licencias basado en roles</text:p>
            </text:list-item>
            <text:list-item>
              <text:p text:style-name="P3">Notificaciones automáticas para renovaciones y vencimientos de licencias</text:p>
            </text:list-item>
            <text:list-item>
              <text:p text:style-name="P3">Registro centralizado de licencias con capacidad de búsqueda y seguimiento</text:p>
            </text:list-item>
            <text:list-item>
              <text:p text:style-name="P3">Generación de informes sobre el estado de las licencias y su asignación</text:p>
            </text:list-item>
            <text:list-item>
              <text:p text:style-name="P4">Otros (especificar<text:span text:style-name="T1">):</text:span></text:p>
              <text:p text:style-name="P4">……………………………………………………………………………..</text:p>
              <text:p text:style-name="P4">…………………………………………………………………………….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10:35:18.437037063</meta:creation-date>
    <dc:date>2023-05-31T21:28:18.509291945</dc:date>
    <meta:editing-duration>PT9H14M3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173" meta:character-count="1182" meta:non-whitespace-character-count="1056"/>
  </office:meta>
</office:document-meta>
</file>